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ONZALES CARDOZO, HUB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ONZALES CARDOZO, HUB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3366204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ONZALES ABANTO, HUBER ALD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457832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3 - Trans. Aer. Caja Pavos Negros</text:p>
          </table:table-cell>
          <table:table-cell table:style-name="Tableau1.A2" office:value-type="string">
            <text:p text:style-name="P14">57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NEGRO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7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18:57:4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